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DA0000018E6C14D3994B99844D.png" manifest:media-type="image/png"/>
  <manifest:file-entry manifest:full-path="Pictures/100000000000032000000258CECDE0CB01CABD1C.png" manifest:media-type="image/png"/>
  <manifest:file-entry manifest:full-path="Pictures/100002010000019000000183AAE3373F67AD72E6.png" manifest:media-type="image/png"/>
  <manifest:file-entry manifest:full-path="Pictures/100000000000012C000000D1F882337C04828E1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Tw Cen MT1" svg:font-family="'Tw Cen MT'"/>
    <style:font-face style:name="Arial2" svg:font-family="Arial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1" svg:font-family="'Liberation Sans'" style:font-pitch="variable"/>
    <style:font-face style:name="Liberation Sans6" svg:font-family="'Liberation Sans'" style:font-adornments="Regular" style:font-pitch="variable"/>
    <style:font-face style:name="Liberation Serif1" svg:font-family="'Liberation Serif'" style:font-pitch="variable"/>
    <style:font-face style:name="Nachlieli CLM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5" svg:font-family="'Liberation Sans'" style:font-adornments="Regular" style:font-family-generic="swiss" style:font-pitch="variable"/>
    <style:font-face style:name="Nachlieli CLM2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Liberation Sans4" svg:font-family="'Liberation Sans'" style:font-adornments="Regular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fo:min-height="0.94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8.89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style:shrink-to-fit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style:writing-mode="rl-tb"/>
    </style:style>
    <style:style style:name="P11" style:family="paragraph">
      <style:paragraph-properties style:writing-mode="rl-tb"/>
      <style:text-properties fo:font-size="54pt" style:font-size-asian="54pt" style:font-size-complex="54pt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text-align="end" style:writing-mode="rl-tb"/>
      <style:text-properties fo:font-size="36pt" style:font-size-asian="36pt" style:font-size-complex="36pt"/>
    </style:style>
    <style:style style:name="P14" style:family="paragraph">
      <loext:graphic-properties draw:fill-color="#ffffff"/>
    </style:style>
    <style:style style:name="P15" style:family="paragraph">
      <style:paragraph-properties fo:text-align="end" style:writing-mode="rl-tb"/>
      <style:text-properties fo:color="#000099" style:font-name="Nachlieli CLM" fo:font-size="40pt" style:font-size-asian="40pt" style:font-name-complex="Nachlieli CLM" style:font-size-complex="40pt"/>
    </style:style>
    <style:style style:name="P16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T1" style:family="text">
      <style:text-properties fo:color="#0000ff" style:font-name="Liberation Sans2" fo:font-size="60pt" fo:font-weight="bold" style:font-size-asian="60pt" style:font-weight-asian="bold" style:font-name-complex="Liberation Sans2" style:font-size-complex="60pt" style:font-weight-complex="bold"/>
    </style:style>
    <style:style style:name="T2" style:family="text">
      <style:text-properties fo:color="#0000ff"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3" style:family="text"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4" style:family="text">
      <style:text-properties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Sans2" fo:font-size="54pt" style:font-size-asian="54pt" style:font-name-complex="Liberation Sans2" style:font-size-complex="54pt"/>
    </style:style>
    <style:style style:name="T9" style:family="text">
      <style:text-properties fo:color="#ff0000" style:font-name="Liberation Sans2" fo:font-size="36pt" style:font-size-asian="36pt" style:font-name-complex="Liberation Sans2" style:font-size-complex="36pt"/>
    </style:style>
    <style:style style:name="T10" style:family="text">
      <style:text-properties style:font-name="Liberation Sans2" fo:font-size="36pt" style:font-size-asian="36pt" style:font-name-complex="Liberation Sans2" style:font-size-complex="36pt"/>
    </style:style>
    <style:style style:name="T11" style:family="text">
      <style:text-properties fo:color="#0000ff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2" style:family="text">
      <style:text-properties fo:color="#0000ff" style:font-name="Liberation Sans2" fo:font-size="36pt" fo:font-style="italic" fo:font-weight="bold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13" style:family="text">
      <style:text-properties fo:color="#990066" style:font-name="Liberation Sans2" fo:font-size="36pt" style:font-size-asian="36pt" style:font-name-complex="Liberation Sans2" style:font-size-complex="36pt"/>
    </style:style>
    <style:style style:name="T14" style:family="text">
      <style:text-properties fo:color="#990066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5" style:family="text">
      <style:text-properties fo:color="#009900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6" style:family="text">
      <style:text-properties fo:color="#000099" style:font-name="Liberation Sans2" fo:font-size="40pt" style:font-size-asian="40pt" style:font-name-complex="Liberation Sans2" style:font-size-complex="40pt"/>
    </style:style>
    <style:style style:name="T17" style:family="text">
      <style:text-properties fo:color="#000099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8" style:family="text">
      <style:text-properties fo:color="#990066" style:font-name="Liberation Sans2" fo:font-size="40pt" style:font-size-asian="40pt" style:font-name-complex="Liberation Sans2" style:font-size-complex="40pt"/>
    </style:style>
    <style:style style:name="T19" style:family="text">
      <style:text-properties fo:color="#990066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20" style:family="text">
      <style:text-properties style:font-name="Liberation Sans2" fo:font-size="54pt" fo:font-weight="bold" style:font-size-asian="54pt" style:font-weight-asian="bold" style:font-name-complex="Liberation Sans2" style:font-size-complex="54pt" style:font-weight-complex="bold"/>
    </style:style>
    <style:style style:name="T21" style:family="text">
      <style:text-properties fo:color="#009900" style:font-name="Liberation Sans2" fo:font-size="40pt" style:font-size-asian="40pt" style:font-name-complex="Liberation Sans2" style:font-size-complex="40pt"/>
    </style:style>
    <style:style style:name="T22" style:family="text">
      <style:text-properties fo:color="#009900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23" style:family="text">
      <style:text-properties fo:color="#000099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24" style:family="text">
      <style:text-properties fo:color="#990066" style:font-name="Liberation Sans2" fo:font-size="12pt" style:font-size-asian="12pt" style:font-name-complex="Liberation Sans2" style:font-size-complex="12pt"/>
    </style:style>
    <style:style style:name="T25" style:family="text">
      <style:text-properties fo:color="#ce181e" style:font-name="Liberation Sans2" fo:font-size="40pt" style:font-size-asian="40pt" style:font-name-complex="Liberation Sans2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8.89cm" svg:x="-0.254cm" svg:y="2.458cm" presentation:class="title" presentation:user-transformed="true">
          <draw:text-box>
            <text:p text:style-name="P1"><text:span text:style-name="T1">חלוקה הוגנת של שכר דירה</text:span><text:span text:style-name="T2"><text:line-break/></text:span><text:span text:style-name="T2">Fair Rent Division</text:span><text:span text:style-name="T3"><text:line-break/></text:span><text:span text:style-name="T4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5">"וּנְחַלְתֶּם אוֹתָהּ אִישׁ כְּאָחִי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034cm" svg:height="1.199cm" svg:x="5.842cm" svg:y="20.274cm">
          <draw:text-box>
            <text:p><text:span text:style-name="T7">https://blogs.ams.org/mathgradblog/2013/10/12/splitting-apartment-rent-case-fair-division/</text:span></text:p>
          </draw:text-box>
        </draw:frame>
        <draw:frame draw:style-name="gr3" draw:text-style-name="P6" draw:layer="layout" svg:width="19.558cm" svg:height="9.024cm" svg:x="4.318cm" svg:y="10.922cm">
          <draw:image xlink:href="Pictures/100000000000012C000000D1F882337C04828E1B.jpg" xlink:type="simple" xlink:show="embed" xlink:actuate="onLoad" loext:mime-type="image/jpeg">
            <text:p/>
          </draw:image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חפצים בדידים</text:span></text:p>
          </draw:text-box>
        </draw:frame>
        <draw:frame presentation:style-name="pr4" draw:text-style-name="P13" draw:layer="layout" svg:width="27.178cm" svg:height="13.883cm" svg:x="0.508cm" svg:y="2.881cm" presentation:class="outline" presentation:user-transformed="true">
          <draw:text-box>
            <text:p xml:id="id1" text:id="id1" text:style-name="P12"><text:span text:style-name="T9">כשהחפצים בדידים, בדרך-כלל אי אפשר למצוא חלוקה פרופורציונלית וללא קנאה (דוגמה: בית אחד).</text:span></text:p>
            <text:p xml:id="id2" text:id="id2" text:style-name="P12"><text:span text:style-name="T10">פתרונות מקובלים:</text:span></text:p>
            <text:list text:style-name="L3">
              <text:list-item>
                <text:p xml:id="id3" text:id="id3" text:style-name="P12"><text:span text:style-name="T11">הוספת כסף למערכת. </text:span><text:span text:style-name="T11"><text:line-break/></text:span><text:span text:style-name="T12"> <text:s text:c="2"/></text:span><text:span text:style-name="T12"><text:tab/></text:span><text:span text:style-name="T12">דוגמה: אלגוריתמי חלוקת שכר-דירה.</text:span></text:p>
              </text:list-item>
              <text:list-item>
                <text:p xml:id="id4" text:id="id4" text:style-name="P12"><text:span text:style-name="T13">חלוקה ללא-קנאה-בקירוב.</text:span><text:span text:style-name="T13"><text:line-break/></text:span><text:span text:style-name="T14"> <text:s text:c="3"/>דוגמה: חלוקת תכשיטים ומקומות בקורסים.</text:span></text:p>
              </text:list-item>
              <text:list-item>
                <text:p text:style-name="P12"><text:span text:style-name="T15">שיתוף מספר מינימלי של חפצים.</text:span><text:span text:style-name="T15"><text:line-break/></text:span><text:span text:style-name="T15"> <text:s text:c="3"/>דוגמה: אלגוריתם "וין-וין" לגישו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</text:span></text:p>
          </draw:text-box>
        </draw:frame>
        <draw:frame presentation:style-name="pr4" draw:text-style-name="P15" draw:layer="layout" svg:width="27.432cm" svg:height="17.693cm" svg:x="0.254cm" svg:y="2.881cm" presentation:class="outline" presentation:user-transformed="true">
          <draw:text-box>
            <text:p xml:id="id5" text:id="id5" text:style-name="P12"><text:span text:style-name="T16">נתונים:</text:span></text:p>
            <text:list text:style-name="L2">
              <text:list-item>
                <text:p xml:id="id6" text:id="id6" text:style-name="P12"><text:span text:style-name="T16">דירה עם </text:span><text:span text:style-name="T17">n</text:span><text:span text:style-name="T16"> חדרים ודמי-שכירות נתונים </text:span><text:span text:style-name="T17">P</text:span><text:span text:style-name="T16">.</text:span></text:p>
              </text:list-item>
              <text:list-item>
                <text:p xml:id="id7" text:id="id7" text:style-name="P12"><text:span text:style-name="T16">שותפים </text:span><text:span text:style-name="T17">n</text:span><text:span text:style-name="T16"> שרוצים לשכור יחד את הדירה. </text:span></text:p>
              </text:list-item>
            </text:list>
            <text:p xml:id="id8" text:id="id8" text:style-name="P12"><text:span text:style-name="T18">האתגר – להחליט לגבי כל שותף:</text:span></text:p>
            <text:list text:continue-numbering="true" text:style-name="L2">
              <text:list-item>
                <text:p xml:id="id9" text:id="id9" text:style-name="P12"><text:span text:style-name="T18">כמה כסף ישלם? הסכום צריך להיות </text:span><text:span text:style-name="T19">P</text:span><text:span text:style-name="T18">.</text:span></text:p>
              </text:list-item>
              <text:list-item>
                <text:p xml:id="id10" text:id="id10" text:style-name="P12"><text:span text:style-name="T18">איזה חדר יקבל? צריך שלא תהיה קנאה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: מודל </text:span><text:span text:style-name="T20">אורדינלי</text:span></text:p>
          </draw:text-box>
        </draw:frame>
        <draw:frame presentation:style-name="pr4" draw:text-style-name="P16" draw:layer="layout" svg:width="27.432cm" svg:height="17.693cm" svg:x="0.254cm" svg:y="2.881cm" presentation:class="outline" presentation:user-transformed="true">
          <draw:text-box>
            <text:p xml:id="id11" text:id="id11" text:style-name="P12"><text:span text:style-name="T16">הנחות:</text:span></text:p>
            <text:list text:style-name="L2">
              <text:list-item>
                <text:p xml:id="id12" text:id="id12" text:style-name="P12"><text:span text:style-name="T16">"חדרים סבירים" - בכל חלוקה של שכר- הדירה – כל שוכר מוכן לקבל חדר כלשהו.</text:span></text:p>
              </text:list-item>
              <text:list-item>
                <text:p xml:id="id13" text:id="id13" text:style-name="P12"><text:span text:style-name="T16">"דיירים עניים” - כל שוכר מעדיף חדר בחינם על-פני חדר בתשלום.</text:span></text:p>
              </text:list-item>
            </text:list>
            <text:p xml:id="id14" text:id="id14" text:style-name="P12"><text:span text:style-name="T21">פתרון עבור </text:span><text:span text:style-name="T22">n</text:span><text:span text:style-name="T21">=2</text:span><text:span text:style-name="T21">:</text:span></text:p>
            <text:list text:continue-numbering="true" text:style-name="L2">
              <text:list-item>
                <text:p xml:id="id15" text:id="id15" text:style-name="P12"><text:span text:style-name="T21">אחד מחלק את שכר-הדירה; השני בוחר חדר.</text:span></text:p>
              </text:list-item>
              <text:list-item>
                <text:p xml:id="id16" text:id="id16" text:style-name="P12"><text:span text:style-name="T21">בדיוק כמו חלוקת עוגה לשני ילדים!</text:span></text:p>
              </text:list-item>
            </text:list>
            <text:p xml:id="id17" text:id="id17" text:style-name="P12"><text:span text:style-name="T18">האם אפשר להכליל לשלושה או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אלגוריתם סוּ (</text:span><text:span text:style-name="T8">Su, 1999</text:span><text:span text:style-name="T8">)</text:span></text:p>
          </draw:text-box>
        </draw:frame>
        <draw:frame presentation:style-name="pr4" draw:text-style-name="P16" draw:layer="layout" svg:width="27.432cm" svg:height="17.693cm" svg:x="0.254cm" svg:y="2.881cm" presentation:class="outline" presentation:user-transformed="true">
          <draw:text-box>
            <text:p text:style-name="P12"><text:span text:style-name="T16">נניח ששכר-הדירה הוא </text:span><text:span text:style-name="T16">1</text:span><text:span text:style-name="T16">.</text:span></text:p>
            <text:p xml:id="id18" text:id="id18" text:style-name="P12"><text:span text:style-name="T16">כל תימחור של החדרים שקול ל-</text:span><text:span text:style-name="T16">n</text:span><text:span text:style-name="T16"> מספרים שסכומם </text:span><text:span text:style-name="T16">1</text:span><text:span text:style-name="T16"> – </text:span><text:span text:style-name="T23">סימפלקס החלוקות</text:span><text:span text:style-name="T16">.</text:span></text:p>
            <text:p text:style-name="P12"><text:span text:style-name="T16"/></text:p>
          </draw:text-box>
        </draw:frame>
        <draw:frame draw:style-name="gr3" draw:text-style-name="P6" xml:id="id19" draw:id="id19" draw:layer="layout" svg:width="13.208cm" svg:height="11.09cm" svg:x="6.604cm" svg:y="9.23cm">
          <draw:image xlink:href="Pictures/10000201000001DA0000018E6C14D3994B99844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" draw:text-style-name="P6" xml:id="id21" draw:id="id21" draw:layer="layout" svg:width="15.404cm" svg:height="14.903cm" svg:x="0.09cm" svg:y="5.842cm">
          <draw:image xlink:href="Pictures/100002010000019000000183AAE3373F67AD72E6.png" xlink:type="simple" xlink:show="embed" xlink:actuate="onLoad" loext:mime-type="image/png">
            <text:p/>
          </draw:image>
        </draw:frame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אלגוריתם סוּ (</text:span><text:span text:style-name="T8">Su, 1999</text:span><text:span text:style-name="T8">)</text:span></text:p>
          </draw:text-box>
        </draw:frame>
        <draw:frame presentation:style-name="pr4" draw:text-style-name="P16" draw:layer="layout" svg:width="27.432cm" svg:height="17.693cm" svg:x="0.254cm" svg:y="2.881cm" presentation:class="outline" presentation:user-transformed="true">
          <draw:text-box>
            <text:p xml:id="id20" text:id="id20" text:style-name="P12"><text:span text:style-name="T16">לפי הנחת “הדיירים העניים”, כל דייר מעדיף בכל חלוקה את אחת הפרוסות הריקות.</text:span></text:p>
            <text:p xml:id="id22" text:id="id22" text:style-name="P12"><text:span text:style-name="T21">לפי הלמה של ספרנר,</text:span><text:span text:style-name="T21"><text:line-break/></text:span><text:span text:style-name="T21">קיים משולשון שבו כל דייר</text:span><text:span text:style-name="T21"><text:line-break/></text:span><text:span text:style-name="T21">מעדיף חדר אחר.</text:span></text:p>
            <text:p xml:id="id23" text:id="id23" text:style-name="P12"><text:span text:style-name="T18">זו חלוקה ללא קנאה!</text:span></text:p>
            <text:p xml:id="id24" text:id="id24" text:style-name="P12"><text:span text:style-name="T19">מימוש:</text:span></text:p>
            <text:p text:style-name="P12"><text:span text:style-name="T24"><text:a xlink:href="https://www.nytimes.com/interactive/2014/science/rent-division-calculator.html" xlink:type="simple">https://www.nytimes.com/interactive/2014/science/rent-division-calculator.html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הבעיה במודל האורדינלי</text:span></text:p>
          </draw:text-box>
        </draw:frame>
        <draw:frame presentation:style-name="pr4" draw:text-style-name="P16" draw:layer="layout" svg:width="27.432cm" svg:height="17.693cm" svg:x="0.254cm" svg:y="2.881cm" presentation:class="outline" presentation:user-transformed="true">
          <draw:text-box>
            <text:p xml:id="id25" text:id="id25" text:style-name="P12"><text:span text:style-name="T16">הנחת "הדיירים העניים" לא תמיד מתקיימת:</text:span></text:p>
            <text:p xml:id="id26" text:id="id26" text:style-name="P12"><text:span text:style-name="T25">אם המרתף בחינם, והסלון עולה שקל אחד -</text:span><text:span text:style-name="T25"><text:line-break/></text:span><text:span text:style-name="T25">מה תעדיפו?</text:span></text:p>
            <text:p xml:id="id27" text:id="id27" text:style-name="P12"><text:span text:style-name="T21"/></text:p>
            <text:p text:style-name="P12"><text:span text:style-name="T2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Tw Cen MT1" svg:font-family="'Tw Cen MT'"/>
    <style:font-face style:name="Arial2" svg:font-family="Arial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1" svg:font-family="'Liberation Sans'" style:font-pitch="variable"/>
    <style:font-face style:name="Liberation Sans6" svg:font-family="'Liberation Sans'" style:font-adornments="Regular" style:font-pitch="variable"/>
    <style:font-face style:name="Liberation Serif1" svg:font-family="'Liberation Serif'" style:font-pitch="variable"/>
    <style:font-face style:name="Nachlieli CLM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5" svg:font-family="'Liberation Sans'" style:font-adornments="Regular" style:font-family-generic="swiss" style:font-pitch="variable"/>
    <style:font-face style:name="Nachlieli CLM2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Liberation Sans4" svg:font-family="'Liberation Sans'" style:font-adornments="Regular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5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10-27">27/10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610</meta:editing-cycles>
    <dc:date>2019-10-27T00:52:46.655065192</dc:date>
    <meta:editing-duration>P2DT9H30M14S</meta:editing-duration>
    <meta:generator>LibreOffice/6.2.4.2$Linux_X86_64 LibreOffice_project/20$Build-2</meta:generator>
    <dc:creator>Erel Segal-Halevi</dc:creator>
    <meta:document-statistic meta:object-count="8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